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table:number-columns-repeated="3"/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style-name="ce9"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style-name="ce9"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style-name="ce9"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date" office:date-value="2021-08-22" calcext:value-type="date">
            <text:p>22.08.202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 [.D21] + [.C22]" office:value-type="float" office:value="82272" calcext:value-type="float">
            <text:p>82 272</text:p>
          </table:table-cell>
          <table:table-cell table:style-name="ce7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style-name="ce9"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6.333333333333" calcext:value-type="float">
            <text:p>196,33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3" calcext:value-type="date">
            <text:p>23.08.2021</text:p>
          </table:table-cell>
          <table:table-cell/>
          <table:table-cell table:formula="of:= [.D22] + [.C23]" office:value-type="float" office:value="82272" calcext:value-type="float">
            <text:p>82 272</text:p>
          </table:table-cell>
          <table:table-cell/>
          <table:table-cell table:formula="of:= [.F22] + [.E23]" office:value-type="float" office:value="408720" calcext:value-type="float">
            <text:p>408 720</text:p>
          </table:table-cell>
          <table:table-cell table:style-name="ce9" table:formula="of:= [.E23] / [.C23]" office:value-type="string" office:string-value="" calcext:value-type="error">
            <text:p>#DIV/0!</text:p>
          </table:table-cell>
          <table:table-cell table:formula="of:= SUM([.E22:.E24]) / SUM([.C22:.C24])" office:value-type="float" office:value="133" calcext:value-type="float">
            <text:p>133,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4" calcext:value-type="date">
            <text:p>24.08.2021</text:p>
          </table:table-cell>
          <table:table-cell/>
          <table:table-cell table:formula="of:= [.D23] + [.C24]" office:value-type="float" office:value="82272" calcext:value-type="float">
            <text:p>82 272</text:p>
          </table:table-cell>
          <table:table-cell/>
          <table:table-cell table:formula="of:= [.F23] + [.E24]" office:value-type="float" office:value="408720" calcext:value-type="float">
            <text:p>408 720</text:p>
          </table:table-cell>
          <table:table-cell table:style-name="ce9" table:formula="of:= [.E24] / [.C24]" office:value-type="string" office:string-value="" calcext:value-type="error">
            <text:p>#DIV/0!</text:p>
          </table:table-cell>
          <table:table-cell table:formula="of:= SUM([.E23:.E25]) / SUM([.C23:.C2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5" calcext:value-type="date">
            <text:p>25.08.2021</text:p>
          </table:table-cell>
          <table:table-cell/>
          <table:table-cell table:formula="of:= [.D24] + [.C25]" office:value-type="float" office:value="82272" calcext:value-type="float">
            <text:p>82 272</text:p>
          </table:table-cell>
          <table:table-cell/>
          <table:table-cell table:formula="of:= [.F24] + [.E25]" office:value-type="float" office:value="408720" calcext:value-type="float">
            <text:p>408 720</text:p>
          </table:table-cell>
          <table:table-cell table:style-name="ce9" table:formula="of:= [.E25] / [.C25]" office:value-type="string" office:string-value="" calcext:value-type="error">
            <text:p>#DIV/0!</text:p>
          </table:table-cell>
          <table:table-cell table:formula="of:= SUM([.E24:.E26]) / SUM([.C24:.C2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6" calcext:value-type="date">
            <text:p>26.08.2021</text:p>
          </table:table-cell>
          <table:table-cell/>
          <table:table-cell table:formula="of:= [.D25] + [.C26]" office:value-type="float" office:value="82272" calcext:value-type="float">
            <text:p>82 272</text:p>
          </table:table-cell>
          <table:table-cell/>
          <table:table-cell table:formula="of:= [.F25] + [.E26]" office:value-type="float" office:value="408720" calcext:value-type="float">
            <text:p>408 720</text:p>
          </table:table-cell>
          <table:table-cell table:style-name="ce9" table:formula="of:= [.E26] / [.C26]" office:value-type="string" office:string-value="" calcext:value-type="error">
            <text:p>#DIV/0!</text:p>
          </table:table-cell>
          <table:table-cell table:formula="of:= SUM([.E25:.E27]) / SUM([.C25:.C2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7" calcext:value-type="date">
            <text:p>27.08.2021</text:p>
          </table:table-cell>
          <table:table-cell/>
          <table:table-cell table:formula="of:= [.D26] + [.C27]" office:value-type="float" office:value="82272" calcext:value-type="float">
            <text:p>82 272</text:p>
          </table:table-cell>
          <table:table-cell/>
          <table:table-cell table:formula="of:= [.F26] + [.E27]" office:value-type="float" office:value="408720" calcext:value-type="float">
            <text:p>408 720</text:p>
          </table:table-cell>
          <table:table-cell table:style-name="ce9" table:formula="of:= [.E27] / [.C27]" office:value-type="string" office:string-value="" calcext:value-type="error">
            <text:p>#DIV/0!</text:p>
          </table:table-cell>
          <table:table-cell table:formula="of:= SUM([.E26:.E28]) / SUM([.C26:.C2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8" calcext:value-type="date">
            <text:p>28.08.2021</text:p>
          </table:table-cell>
          <table:table-cell/>
          <table:table-cell table:formula="of:= [.D27] + [.C28]" office:value-type="float" office:value="82272" calcext:value-type="float">
            <text:p>82 272</text:p>
          </table:table-cell>
          <table:table-cell/>
          <table:table-cell table:formula="of:= [.F27] + [.E28]" office:value-type="float" office:value="408720" calcext:value-type="float">
            <text:p>408 720</text:p>
          </table:table-cell>
          <table:table-cell table:style-name="ce9" table:formula="of:= [.E28] / [.C28]" office:value-type="string" office:string-value="" calcext:value-type="error">
            <text:p>#DIV/0!</text:p>
          </table:table-cell>
          <table:table-cell table:formula="of:= SUM([.E27:.E29]) / SUM([.C27:.C2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9" calcext:value-type="date">
            <text:p>29.08.2021</text:p>
          </table:table-cell>
          <table:table-cell/>
          <table:table-cell table:formula="of:= [.D28] + [.C29]" office:value-type="float" office:value="82272" calcext:value-type="float">
            <text:p>82 272</text:p>
          </table:table-cell>
          <table:table-cell/>
          <table:table-cell table:formula="of:= [.F28] + [.E29]" office:value-type="float" office:value="408720" calcext:value-type="float">
            <text:p>408 720</text:p>
          </table:table-cell>
          <table:table-cell table:style-name="ce9" table:formula="of:= [.E29] / [.C29]" office:value-type="string" office:string-value="" calcext:value-type="error">
            <text:p>#DIV/0!</text:p>
          </table:table-cell>
          <table:table-cell table:formula="of:= SUM([.E28:.E30]) / SUM([.C28:.C3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30" calcext:value-type="date">
            <text:p>30.08.2021</text:p>
          </table:table-cell>
          <table:table-cell/>
          <table:table-cell table:formula="of:= [.D29] + [.C30]" office:value-type="float" office:value="82272" calcext:value-type="float">
            <text:p>82 272</text:p>
          </table:table-cell>
          <table:table-cell/>
          <table:table-cell table:formula="of:= [.F29] + [.E30]" office:value-type="float" office:value="408720" calcext:value-type="float">
            <text:p>408 720</text:p>
          </table:table-cell>
          <table:table-cell table:style-name="ce9" table:formula="of:= [.E30] / [.C30]" office:value-type="string" office:string-value="" calcext:value-type="error">
            <text:p>#DIV/0!</text:p>
          </table:table-cell>
          <table:table-cell table:formula="of:= SUM([.E29:.E31]) / SUM([.C29:.C3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31" calcext:value-type="date">
            <text:p>31.08.2021</text:p>
          </table:table-cell>
          <table:table-cell/>
          <table:table-cell table:formula="of:= [.D30] + [.C31]" office:value-type="float" office:value="82272" calcext:value-type="float">
            <text:p>82 272</text:p>
          </table:table-cell>
          <table:table-cell/>
          <table:table-cell table:formula="of:= [.F30] + [.E31]" office:value-type="float" office:value="408720" calcext:value-type="float">
            <text:p>408 720</text:p>
          </table:table-cell>
          <table:table-cell table:style-name="ce9" table:formula="of:= [.E31] / [.C31]" office:value-type="string" office:string-value="" calcext:value-type="error">
            <text:p>#DIV/0!</text:p>
          </table:table-cell>
          <table:table-cell table:formula="of:= SUM([.E30:.E32]) / SUM([.C30:.C32]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8-23T16:53:53.745113698</dc:date>
    <dc:creator>Tomáš Metelka</dc:creator>
    <meta:editing-duration>P2DT5H31M49S</meta:editing-duration>
    <meta:editing-cycles>5</meta:editing-cycles>
    <meta:generator>LibreOffice/6.0.7.3$Linux_X86_64 LibreOffice_project/00m0$Build-3</meta:generator>
    <meta:document-statistic meta:table-count="1" meta:cell-count="99" meta:object-count="0"/>
  </office:meta>
</office:document-meta>
</file>